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IZA CCARHUACHIN NAYSHA LUCE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OAIZA CCARHUACHIN, NAYSHA LUCE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7488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QUISPE MAMANI, FERNAND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670484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6:32:4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